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6pt" style:font-size-asian="14pt" style:font-size-complex="16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padding="0.074cm" fo:border-left="none" fo:border-right="none" fo:border-top="none" fo:border-bottom="0.99pt solid #000000" style:join-border="false"/>
    </style:style>
    <style:style style:name="P6" style:family="paragraph" style:parent-style-name="Standard">
      <style:paragraph-properties fo:text-align="start" style:justify-single-word="false" fo:padding="0.074cm" fo:border-left="none" fo:border-right="none" fo:border-top="none" fo:border-bottom="0.99pt solid #000000" style:join-border="false"/>
    </style:style>
    <style:style style:name="P7" style:family="paragraph" style:parent-style-name="Standard">
      <style:paragraph-properties fo:text-align="start" style:justify-single-word="false" fo:padding="0.074cm" fo:border-left="none" fo:border-right="none" fo:border-top="none" fo:border-bottom="0.99pt solid #000000" style:join-border="false"/>
      <style:text-properties fo:font-size="12pt" style:font-size-asian="10.5pt" style:font-size-complex="12pt"/>
    </style:style>
    <style:style style:name="P8" style:family="paragraph" style:parent-style-name="Standard">
      <style:paragraph-properties fo:text-align="center" style:justify-single-word="false" fo:break-before="page"/>
    </style:style>
    <style:style style:name="T1" style:family="text">
      <style:text-properties fo:font-variant="normal" fo:text-transform="none" fo:color="#566579" style:font-name="sans-serif" fo:letter-spacing="normal" fo:font-style="normal"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p>
      <text:p text:style-name="P3">Bootstrapping GNU/Linux – Creating a Bootable ISO</text:p>
      <text:p text:style-name="P2"/>
      <text:p text:style-name="P2">I will be focusing on Arch or Parabola GNU/Linux as it uses basically, what are essentially borne shell scripts for package management, with a package manager (pacman) that is written in C. It also has dependency resolution.</text:p>
      <text:p text:style-name="P2"/>
      <text:p text:style-name="Standard">A rootfs is the part of the distribution, minus the kernel and the bootloader. It is most of what visibly differs to a user between distributions.</text:p>
      <text:p text:style-name="Standard"/>
      <text:p text:style-name="Standard">________________________________________________________________________________</text:p>
      <text:p text:style-name="Standard"/>
      <text:p text:style-name="Standard">The mkarchiso script, by running the init and install commands can make an arch linux rootfs. As per the name, it can also make a bootable live ISO image for use on a CD-ROM. It can install custom packages without having to modify the script.</text:p>
      <text:p text:style-name="Standard"/>
      <text:p text:style-name="Standard">pacstrap is used in the mkarchiso script (in the archiso package: <text:a xlink:type="simple" xlink:href="https://www.archlinux.org/packages/extra/any/archiso/">https://www.archlinux.org/packages/extra/any/archiso/</text:a>)</text:p>
      <text:p text:style-name="Standard"/>
      <text:p text:style-name="Standard">the pacstrap (pacstrap.in) script is located in the arch-install-scripts package at <text:a xlink:type="simple" xlink:href="https://www.archlinux.org/packages/extra/any/arch-install-scripts/">https://www.archlinux.org/packages/extra/any/arch-install-scripts/</text:a></text:p>
      <text:p text:style-name="Standard"/>
      <text:p text:style-name="Standard">pacstrap is a wrapper to pacman [<text:span text:style-name="Strong_20_Emphasis"><text:span text:style-name="T1">alephomega, </text:span></text:span><text:a xlink:type="simple" xlink:href="https://bbs.archlinux.org/viewtopic.php?pid=1164658#p1164658">https://bbs.archlinux.org/viewtopic.php?pid=1164658#p1164658</text:a>, (checked)]</text:p>
      <text:p text:style-name="P5"><text:s/></text:p>
      <text:p text:style-name="Standard"/>
      <text:p text:style-name="P1">Alternative</text:p>
      <text:p text:style-name="Standard"/>
      <text:p text:style-name="Standard">It's worth noting that this script also creates a rootfs. This script uses the chroot command to configure some settings (presumably it automatically sets the password and locale). It cannot as of yet create an ISO.</text:p>
      <text:p text:style-name="Standard"/>
      <text:p text:style-name="Standard"><text:a xlink:type="simple" xlink:href="https://github.com/archlinuxarm/PKGBUILDs/blob/master/scripts/distro-builder">https://github.com/archlinuxarm/PKGBUILDs/blob/master/scripts/distro-builder</text:a></text:p>
      <text:p text:style-name="P5"/>
      <text:p text:style-name="Standard"/>
      <text:p text:style-name="Standard"/>
      <text:p text:style-name="P8">A bootloader is needed for booting:</text:p>
      <text:p text:style-name="P1"/>
      <text:p text:style-name="P1">Grub2</text:p>
      <text:p text:style-name="P1">U-boot</text:p>
      <text:p text:style-name="P1">syslinux</text:p>
      <text:p text:style-name="P1"/>
      <text:p text:style-name="P2">Grub2 is good for booting off of UEFI computers, U-boot is good for booting off of ARM computers, syslinux is good for booting off IA-32 computers including live CDs. They have other uses, but these are the ones I found most interesting/desirable.</text:p>
      <text:p text:style-name="P6"/>
      <text:p text:style-name="P2"/>
      <text:p text:style-name="P2">I found that grub2, for me, was not suitable to create a bootable ISO because it used .c files instead of scripts for that part, meaning that it had to be compiled for the host architecture as well as the target if a bootable CD-ROM were to be created. This is problematic, because a system with grub may not be able to be bootstrapped from a system that doesn't have it.</text:p>
      <text:p text:style-name="P6"/>
      <text:p text:style-name="P2"/>
      <text:p text:style-name="P2">For a bootable usb, I ruled out grub because of the problem I had with a bootable CDROM. Syslinux, on it's own I didn't find perfect either as it used a perl script for creating a hybrid (usb bootable) iso (which can then be dd'ed to the mass storage device). A perl script would require the perl language to be installed on the system.</text:p>
      <text:p text:style-name="P2"/>
      <text:p text:style-name="P2">So instead, I found that the xorriso program was capable of not only creating a bootable iso, but it also allowed formatting them to hybrid, allowing them for bootable usbs, written in C. This made it preferable over the genisoimage program. Xorriso's library is also used in grub if I remember correctly.</text:p>
      <text:p text:style-name="P6"/>
      <text:p text:style-name="P2"/>
      <text:p text:style-name="P2">Result:</text:p>
      <text:p text:style-name="P2"/>
      <text:p text:style-name="P2">I modified the script that would create a rootfs from arch linux ARM (mainly so that it would not create an archive at the end and didn't use chroot), and also created a new one that would create a bootable ISO using syslinux and xorriso. Hopefully this would allow for binary bootstrapping on the IA-32 architecture.</text:p>
      <text:p text:style-name="P2"/>
      <text:p text:style-name="P3">Bootstrapping GNU/Linux – Binary Bootstrapping on a Single Architecture</text:p>
      <text:p text:style-name="P4"/>
      <text:p text:style-name="P4">For binary bootstrapping two new scripts needed to be created. The first to get all the packages, and the second to install all the packages to create a new rootfs, similar to the modified Arch Linux ARM script already does (only from the internet repositories).</text:p>
      <text:p text:style-name="P4"/>
      <text:p text:style-name="P4"/>
      <text:p text:style-name="P4"/>
      <text:p text:style-name="P4"/>
      <text:p text:style-name="P4"/>
      <text:p text:style-name="P4"/>
      <text:p text:style-name="P4"/>
      <text:p text:style-name="P4"/>
      <text:p text:style-name="P4"/>
      <text:p text:style-name="P7"/>
      <text:p text:style-name="P4"><text:soft-page-break/></text:p>
      <text:p text:style-name="P4">x.org or wayland?</text:p>
      <text:p text:style-name="P4"/>
      <text:p text:style-name="P4">As of writing there is only one compositor for wayland in the repositories for arch linux, and that is weston. Weston has a taskbar at the top which you can't get rid of and does not have a startup script. This makes it impractical for use. So I'll continue using X.org for now.</text:p>
      <text:p text:style-name="P4"/>
      <text:p text:style-name="P4">GTK and glib has a build dependency of pyth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22:45:46</meta:creation-date>
    <dc:date>2015-01-04T01:37:21</dc:date>
    <meta:editing-duration>P0D</meta:editing-duration>
    <meta:editing-cycles>1</meta:editing-cycles>
    <meta:document-statistic meta:table-count="0" meta:image-count="0" meta:object-count="0" meta:page-count="3" meta:paragraph-count="28" meta:word-count="602" meta:character-count="3743" meta:non-whitespace-character-count="3167"/>
    <meta:generator>LibreOffice/3.5$Linux_x86 LibreOffice_project/350m1$Build-2</meta:generator>
  </office:meta>
</office:document-meta>
</file>